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P Simplified W01 Bold" svg:font-family="'HP Simplified W01 Bold'"/>
    <style:font-face style:name="HP Simplified W01 Regular" svg:font-family="'HP Simplified W01 Regular'"/>
    <style:font-face style:name="FreeSans1" svg:font-family="FreeSans" style:font-family-generic="swiss"/>
    <style:font-face style:name="Courier 10 Pitch" svg:font-family="'Courier 10 Pitch'" style:font-pitch="fixed"/>
    <style:font-face style:name="HP Simplified W01 Bold1" svg:font-family="'HP Simplified W01 Bold'" style:font-pitch="variable"/>
    <style:font-face style:name="HP Simplified W01 Regular1" svg:font-family="'HP Simplified W01 Regular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style:line-height-at-least="0.582cm" fo:text-align="center" style:justify-single-word="false"/>
      <style:text-properties style:font-name="HP Simplified W01 Bold1" fo:font-size="26pt" fo:font-weight="bold" officeooo:rsid="00111270" officeooo:paragraph-rsid="00152c65" style:font-size-asian="26pt" style:font-weight-asian="bold" style:font-size-complex="26pt" style:font-weight-complex="bold"/>
    </style:style>
    <style:style style:name="P2" style:family="paragraph" style:parent-style-name="Standard" style:list-style-name="L1">
      <style:paragraph-properties style:line-height-at-least="0.582cm" fo:text-align="start" style:justify-single-word="false"/>
      <style:text-properties style:font-name="HP Simplified W01 Bold1" fo:font-size="26pt" fo:font-weight="bold" officeooo:rsid="00111270" officeooo:paragraph-rsid="00152c65" style:font-size-asian="26pt" style:font-weight-asian="bold" style:font-size-complex="26pt" style:font-weight-complex="bold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237bb5" officeooo:paragraph-rsid="00237bb5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2471fd" officeooo:paragraph-rsid="002471fd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paragraph-rsid="001f2293"/>
    </style:style>
    <style:style style:name="T1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fo:color="#000000" fo:font-size="12pt" fo:letter-spacing="normal" fo:font-style="normal" fo:font-weight="normal" officeooo:rsid="00111270" style:font-size-asian="12pt" style:font-style-asian="normal" style:font-size-complex="12pt" style:font-style-complex="normal"/>
    </style:style>
    <style:style style:name="T3" style:family="text">
      <style:text-properties officeooo:rsid="001b4f57"/>
    </style:style>
    <style:style style:name="T4" style:family="text">
      <style:text-properties officeooo:rsid="001b628b"/>
    </style:style>
    <style:style style:name="T5" style:family="text">
      <style:text-properties officeooo:rsid="001d2612"/>
    </style:style>
    <style:style style:name="T6" style:family="text">
      <style:text-properties officeooo:rsid="001f2293"/>
    </style:style>
    <style:style style:name="T7" style:family="text">
      <style:text-properties officeooo:rsid="00245b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87451317756683759" text:style-name="L1">
        <text:list-header>
          <text:p text:style-name="P1">Words and Meanings</text:p>
          <text:p text:style-name="P2"/>
        </text:list-header>
        <text:list-item>
          <text:p text:style-name="P6"><text:span text:style-name="T2">Consensus: </text:span><text:span text:style-name="T1">majority of opinion</text:span></text:p>
        </text:list-item>
      </text:list>
      <text:p text:style-name="P5"><text:tab/><text:span text:style-name="T5">e.g. </text:span>The consensus of the group was that they should meet twice a month.</text:p>
      <text:list xml:id="list214020235798914" text:continue-numbering="true" text:style-name="L1">
        <text:list-item>
          <text:p text:style-name="P6">Sacrosanct: extremely sacred or inviolable</text:p>
        </text:list-item>
      </text:list>
      <text:p text:style-name="P5"><text:tab/><text:span text:style-name="T5">e.g. A</text:span> sacrosanct chamber in the temple.</text:p>
      <text:list xml:id="list214021393879875" text:continue-numbering="true" text:style-name="L1">
        <text:list-item>
          <text:p text:style-name="P6"><text:span text:style-name="T4">Plateau [Plato]</text:span>: <text:span text:style-name="T7">a relatively flat highland</text:span></text:p>
          <text:p text:style-name="P7"><text:span text:style-name="T6">e.g. Deccan plateau</text:span></text:p>
        </text:list-item>
        <text:list-item>
          <text:p text:style-name="P3">Crater: a bowl-shaped depression formed by the impact of a meteorite or bomb</text:p>
          <text:p text:style-name="P4">e.g. Craters on the Moon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P Simplified W01 Bold" svg:font-family="'HP Simplified W01 Bold'"/>
    <style:font-face style:name="HP Simplified W01 Regular" svg:font-family="'HP Simplified W01 Regular'"/>
    <style:font-face style:name="FreeSans1" svg:font-family="FreeSans" style:font-family-generic="swiss"/>
    <style:font-face style:name="Courier 10 Pitch" svg:font-family="'Courier 10 Pitch'" style:font-pitch="fixed"/>
    <style:font-face style:name="HP Simplified W01 Bold1" svg:font-family="'HP Simplified W01 Bold'" style:font-pitch="variable"/>
    <style:font-face style:name="HP Simplified W01 Regular1" svg:font-family="'HP Simplified W01 Regular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P Simplified W01 Regular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P Simplified W01 Regular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P Simplified W01 Bold" fo:font-family="'HP Simplified W01 Bold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20:24:11.846085111</meta:creation-date>
    <meta:generator>LibreOffice/4.3.2.2$Linux_X86_64 LibreOffice_project/430m0$Build-2</meta:generator>
    <dc:date>2014-12-21T21:40:19.594033264</dc:date>
    <meta:editing-duration>PT3H6M43S</meta:editing-duration>
    <meta:editing-cycles>28</meta:editing-cycles>
    <meta:document-statistic meta:table-count="0" meta:image-count="0" meta:object-count="0" meta:page-count="1" meta:paragraph-count="10" meta:word-count="65" meta:character-count="376" meta:non-whitespace-character-count="323"/>
  </office:meta>
</office:document-meta>
</file>